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2" svg:font-family="FreeSans" style:font-adornments="Regular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324cm" fo:min-width="8.9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5cm" fo:min-width="0cm"/>
    </style:style>
    <style:style style:name="gr3" style:family="graphic" style:parent-style-name="standard">
      <style:graphic-properties draw:stroke="none" draw:fill="none" fo:min-height="1.23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3cm" fo:min-width="0cm"/>
    </style:style>
    <style:style style:name="gr6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0.944cm"/>
    </style:style>
    <style:style style:name="gr7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05cm" fo:min-width="11.349cm" fo:wrap-option="no-wrap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4.324cm" fo:min-width="8.906cm"/>
    </style:style>
    <style:style style:name="gr9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888cm" fo:min-width="11.167cm"/>
    </style:style>
    <style:style style:name="gr10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05cm" fo:min-width="11.286cm" fo:wrap-option="no-wrap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4.324cm" fo:min-width="8.907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4.332cm" fo:min-width="8.90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7cm" fo:min-width="0cm"/>
    </style:style>
    <style:style style:name="gr14" style:family="graphic" style:parent-style-name="standard">
      <style:graphic-properties draw:stroke="none" draw:fill="none" fo:min-height="1.2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8cm" fo:min-width="0cm"/>
    </style:style>
    <style:style style:name="gr17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894cm" fo:min-width="2.851cm"/>
    </style:style>
    <style:style style:name="gr18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061cm" fo:min-width="11.286cm" fo:wrap-option="no-wrap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4.332cm" fo:min-width="8.907cm"/>
    </style:style>
    <style:style style:name="gr20" style:family="graphic" style:parent-style-name="objectwithoutfill">
      <style:graphic-properties draw:stroke="dash" draw:stroke-dash="Ultrafine_20_2_20_Dots_20_3_20_Dashes" svg:stroke-color="#cc9900" draw:fill="none" draw:fill-color="#729fcf" draw:textarea-vertical-align="middle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4.117cm" fo:min-width="9.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cm"/>
    </style:style>
    <style:style style:name="gr23" style:family="graphic" style:parent-style-name="standard">
      <style:graphic-properties draw:stroke="none" draw:fill="none" fo:min-height="1.168cm"/>
    </style:style>
    <style:style style:name="gr24" style:family="graphic" style:parent-style-name="standard">
      <style:graphic-properties draw:stroke="none" draw:fill="none" fo:min-height="1.16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6cm" fo:min-width="0cm"/>
    </style:style>
    <style:style style:name="gr26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969cm" fo:min-width="2.691cm"/>
    </style:style>
    <style:style style:name="gr27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4.811cm" fo:min-width="11.526cm" fo:wrap-option="no-wrap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4.118cm" fo:min-width="9.099cm"/>
    </style:style>
    <style:style style:name="gr29" style:family="graphic" style:parent-style-name="standard">
      <style:graphic-properties draw:fill="none" draw:fill-color="#729fcf" draw:textarea-horizontal-align="justify" draw:textarea-vertical-align="middle" draw:auto-grow-height="false" fo:min-height="1.6cm" fo:min-width="7.347cm"/>
    </style:style>
    <style:style style:name="gr30" style:family="graphic" style:parent-style-name="standard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31" style:family="graphic" style:parent-style-name="standard">
      <style:graphic-properties draw:fill="none" draw:fill-color="#729fcf" draw:textarea-horizontal-align="justify" draw:textarea-vertical-align="middle" draw:auto-grow-height="false" fo:min-height="0.498cm" fo:min-width="0.006cm"/>
    </style:style>
    <style:style style:name="gr32" style:family="graphic" style:parent-style-name="standard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33" style:family="graphic" style:parent-style-name="standard">
      <style:graphic-properties draw:fill="none" draw:fill-color="#729fcf" draw:textarea-horizontal-align="justify" draw:textarea-vertical-align="middle" draw:auto-grow-height="false" fo:min-height="0.499cm" fo:min-width="0.004cm"/>
    </style:style>
    <style:style style:name="gr34" style:family="graphic" style:parent-style-name="standard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35" style:family="graphic" style:parent-style-name="standard">
      <style:graphic-properties draw:fill="none" draw:fill-color="#729fcf" draw:textarea-horizontal-align="justify" draw:textarea-vertical-align="middle" draw:auto-grow-height="false" fo:min-height="1.601cm" fo:min-width="7.347cm"/>
    </style:style>
    <style:style style:name="gr36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37" style:family="graphic" style:parent-style-name="standard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3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39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4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41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42" style:family="graphic" style:parent-style-name="standard">
      <style:graphic-properties draw:fill="solid" draw:fill-color="#729fcf" draw:textarea-horizontal-align="justify" draw:textarea-vertical-align="middle" draw:auto-grow-height="false" fo:min-height="0.498cm" fo:min-width="0.004cm"/>
    </style:style>
    <style:style style:name="gr43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44" style:family="graphic" style:parent-style-name="standard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45" style:family="graphic" style:parent-style-name="standard">
      <style:graphic-properties draw:fill="solid" draw:fill-color="#729fcf" draw:textarea-horizontal-align="justify" draw:textarea-vertical-align="middle" draw:auto-grow-height="false" fo:min-height="0.498cm" fo:min-width="0.006cm"/>
    </style:style>
    <style:style style:name="gr46" style:family="graphic" style:parent-style-name="standard">
      <style:graphic-properties draw:fill="solid" draw:fill-color="#00cc00" draw:textarea-horizontal-align="justify" draw:textarea-vertical-align="middle" draw:auto-grow-height="false" fo:min-height="0.499cm" fo:min-width="0.005cm"/>
    </style:style>
    <style:style style:name="gr47" style:family="graphic" style:parent-style-name="standard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48" style:family="graphic" style:parent-style-name="standard">
      <style:graphic-properties draw:stroke="none" svg:stroke-color="#000000" draw:fill="none" draw:fill-color="#ffffff" fo:min-height="1.073cm"/>
    </style:style>
    <style:style style:name="gr49" style:family="graphic" style:parent-style-name="standard">
      <style:graphic-properties draw:stroke="none" svg:stroke-color="#000000" draw:fill="none" draw:fill-color="#ffffff" fo:min-height="1.544cm"/>
    </style:style>
    <style:style style:name="gr50" style:family="graphic" style:parent-style-name="standard">
      <style:graphic-properties draw:fill="none" draw:fill-color="#729fcf" draw:textarea-horizontal-align="justify" draw:textarea-vertical-align="middle" draw:auto-grow-height="false" fo:min-height="1.602cm" fo:min-width="7.347cm"/>
    </style:style>
    <style:style style:name="gr5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5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5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7" style:family="graphic" style:parent-style-name="standard">
      <style:graphic-properties draw:stroke="none" svg:stroke-color="#000000" draw:fill="none" draw:fill-color="#ffffff" fo:min-height="0.839cm"/>
    </style:style>
    <style:style style:name="gr58" style:family="graphic" style:parent-style-name="standard">
      <style:graphic-properties draw:fill-color="#729fcf" draw:textarea-horizontal-align="justify" draw:textarea-vertical-align="middle" draw:auto-grow-height="false" fo:min-height="0.942cm" fo:min-width="0cm"/>
    </style:style>
    <style:style style:name="gr59" style:family="graphic" style:parent-style-name="standard">
      <style:graphic-properties draw:fill-color="#729fcf" draw:textarea-horizontal-align="justify" draw:textarea-vertical-align="middle" draw:auto-grow-height="false" fo:min-height="0.941cm" fo:min-width="0cm"/>
    </style:style>
    <style:style style:name="gr60" style:family="graphic" style:parent-style-name="standard">
      <style:graphic-properties draw:fill="none" draw:fill-color="#729fcf" draw:textarea-vertical-align="middle" draw:auto-grow-height="false" fo:min-height="2.201cm" fo:min-width="3.549cm"/>
    </style:style>
    <style:style style:name="gr61" style:family="graphic" style:parent-style-name="standard">
      <style:graphic-properties draw:stroke="none" svg:stroke-color="#000000" draw:fill="none" draw:fill-color="#ffffff" fo:min-height="0.888cm"/>
    </style:style>
    <style:style style:name="gr62" style:family="graphic" style:parent-style-name="standard">
      <style:graphic-properties draw:stroke="none" svg:stroke-color="#000000" draw:fill="none" draw:fill-color="#ffffff" fo:min-height="0.973cm"/>
    </style:style>
    <style:style style:name="gr63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6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65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66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6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6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69" style:family="graphic" style:parent-style-name="standard">
      <style:graphic-properties draw:fill="solid" draw:fill-color="#c5000b" draw:textarea-horizontal-align="justify" draw:textarea-vertical-align="middle" draw:auto-grow-height="false" fo:min-height="0.499cm" fo:min-width="0.005cm"/>
    </style:style>
    <style:style style:name="gr7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7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7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7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7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7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800000"/>
    </style:style>
    <style:style style:name="P3" style:family="paragraph">
      <loext:graphic-properties draw:fill="none"/>
      <style:text-properties fo:color="#3333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729fcf"/>
      <style:paragraph-properties fo:text-align="start"/>
      <style:text-properties style:font-name="FreeSans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729fcf"/>
      <style:paragraph-properties fo:text-align="center"/>
      <style:text-properties style:font-name="Liberation Sans" fo:font-size="18pt" style:letter-kerning="true" style:font-name-asian="Droid Sans Fallback" style:font-size-asian="18pt" style:font-name-complex="FreeSans3" style:font-size-complex="18pt"/>
    </style:style>
    <style:style style:name="P10" style:family="paragraph">
      <loext:graphic-properties draw:fill="solid" draw:fill-color="#729fcf"/>
      <style:paragraph-properties fo:text-align="center"/>
    </style:style>
    <style:style style:name="P11" style:family="paragraph">
      <loext:graphic-properties draw:fill="none" draw:fill-color="#729fcf"/>
      <style:paragraph-properties fo:text-align="center"/>
      <style:text-properties style:font-name="Liberation Sans" fo:font-size="18pt" style:letter-kerning="true" style:font-name-asian="Droid Sans Fallback" style:font-size-asian="18pt" style:font-name-complex="FreeSans3" style:font-size-complex="18pt"/>
    </style:style>
    <style:style style:name="P12" style:family="paragraph">
      <loext:graphic-properties draw:fill="solid" draw:fill-color="#00cc00"/>
      <style:paragraph-properties fo:text-align="center"/>
    </style:style>
    <style:style style:name="P13" style:family="paragraph">
      <loext:graphic-properties draw:fill="none" draw:fill-color="#ffffff"/>
      <style:text-properties fo:color="#00cc00" fo:font-weight="bold"/>
    </style:style>
    <style:style style:name="P14" style:family="paragraph">
      <loext:graphic-properties draw:fill-color="#729fcf"/>
      <style:paragraph-properties fo:text-align="center"/>
    </style:style>
    <style:style style:name="P15" style:family="paragraph">
      <loext:graphic-properties draw:fill="solid" draw:fill-color="#c5000b"/>
      <style:paragraph-properties fo:text-align="center"/>
    </style:style>
    <style:style style:name="P16" style:family="paragraph">
      <loext:graphic-properties draw:fill="none" draw:fill-color="#ffffff"/>
      <style:text-properties fo:color="#800000" fo:font-weight="bold"/>
    </style:style>
    <style:style style:name="T1" style:family="text">
      <style:text-properties fo:color="#800000"/>
    </style:style>
    <style:style style:name="T2" style:family="text">
      <style:text-properties fo:color="#3333ff"/>
    </style:style>
    <style:style style:name="T3" style:family="text">
      <style:text-properties style:font-name="FreeSans"/>
    </style:style>
    <style:style style:name="T4" style:family="text">
      <style:text-properties style:font-name="FreeSans" fo:font-weight="bold" style:font-weight-asian="bold" style:font-weight-complex="bold"/>
    </style:style>
    <style:style style:name="T5" style:family="text">
      <style:text-properties fo:color="#800000" style:font-name="FreeSans"/>
    </style:style>
    <style:style style:name="T6" style:family="text">
      <style:text-properties style:font-name="FreeSans" fo:font-weight="normal" style:font-weight-asian="normal" style:font-weight-complex="normal"/>
    </style:style>
    <style:style style:name="T7" style:family="text">
      <style:text-properties style:font-name="FreeSans" fo:font-weight="bold" style:font-name-asian="Liberation Sans3" style:font-weight-asian="bold" style:font-name-complex="Liberation Sans3" style:font-weight-complex="bold"/>
    </style:style>
    <style:style style:name="T8" style:family="text">
      <style:text-properties fo:color="#800000" style:font-name="FreeSans" fo:font-weight="normal" style:font-weight-asian="normal" style:font-weight-complex="normal"/>
    </style:style>
    <style:style style:name="T9" style:family="text">
      <style:text-properties style:font-name="FreeSans2" style:font-name-asian="FreeSans2" style:font-name-complex="FreeSans2"/>
    </style:style>
    <style:style style:name="T10" style:family="text">
      <style:text-properties style:font-name="Liberation Sans" fo:font-size="18pt" style:letter-kerning="true" style:font-name-asian="Droid Sans Fallback" style:font-size-asian="18pt" style:font-name-complex="FreeSans3" style:font-size-complex="18pt"/>
    </style:style>
    <style:style style:name="T11" style:family="text">
      <style:text-properties fo:color="#00cc00" fo:font-weight="bold"/>
    </style:style>
    <style:style style:name="T12" style:family="text">
      <style:text-properties fo:color="#800000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23cm" svg:height="1.485cm" svg:x="8.103cm" svg:y="13.21cm">
          <draw:text-box>
            <text:p><text:span text:style-name="T1">5</text:span></text:p>
          </draw:text-box>
        </draw:frame>
        <draw:frame draw:style-name="gr3" draw:text-style-name="P3" draw:layer="layout" svg:width="5.111cm" svg:height="1.486cm" svg:x="3.33cm" svg:y="9.149cm">
          <draw:text-box>
            <text:p><text:span text:style-name="T2">{0,3,5,6}</text:span></text:p>
          </draw:text-box>
        </draw:frame>
        <draw:frame draw:style-name="gr3" draw:text-style-name="P3" draw:layer="layout" svg:width="5.111cm" svg:height="1.486cm" svg:x="22.089cm" svg:y="9.159cm">
          <draw:text-box>
            <text:p><text:span text:style-name="T2">{0,2,4,6}</text:span></text:p>
          </draw:text-box>
        </draw:frame>
        <draw:frame draw:style-name="gr4" draw:text-style-name="P2" draw:layer="layout" svg:width="1.524cm" svg:height="1.484cm" svg:x="8.105cm" svg:y="11.049cm">
          <draw:text-box>
            <text:p><text:span text:style-name="T1">3</text:span></text:p>
          </draw:text-box>
        </draw:frame>
        <draw:frame draw:style-name="gr2" draw:text-style-name="P2" draw:layer="layout" svg:width="1.523cm" svg:height="1.485cm" svg:x="19.346cm" svg:y="13.21cm">
          <draw:text-box>
            <text:p><text:span text:style-name="T1">4</text:span></text:p>
          </draw:text-box>
        </draw:frame>
        <draw:frame draw:style-name="gr4" draw:text-style-name="P2" draw:layer="layout" svg:width="1.523cm" svg:height="1.484cm" svg:x="19.347cm" svg:y="11.049cm">
          <draw:text-box>
            <text:p><text:span text:style-name="T1">2</text:span></text:p>
          </draw:text-box>
        </draw:frame>
        <draw:frame draw:style-name="gr2" draw:text-style-name="P4" draw:layer="layout" svg:width="1.52cm" svg:height="1.485cm" svg:x="13.637cm" svg:y="13.21cm">
          <draw:text-box>
            <text:p>6</text:p>
          </draw:text-box>
        </draw:frame>
        <draw:frame draw:style-name="gr4" draw:text-style-name="P4" draw:layer="layout" svg:width="1.521cm" svg:height="1.484cm" svg:x="13.638cm" svg:y="11.049cm">
          <draw:text-box>
            <text:p>0</text:p>
          </draw:text-box>
        </draw:frame>
        <draw:frame draw:style-name="gr5" draw:text-style-name="P2" draw:layer="layout" svg:width="1.524cm" svg:height="1.483cm" svg:x="8.141cm" svg:y="8.575cm">
          <draw:text-box>
            <text:p><text:span text:style-name="T1">7</text:span></text:p>
          </draw:text-box>
        </draw:frame>
        <draw:frame draw:style-name="gr2" draw:text-style-name="P2" draw:layer="layout" svg:width="1.523cm" svg:height="1.485cm" svg:x="8.157cm" svg:y="16.915cm">
          <draw:text-box>
            <text:p><text:span text:style-name="T1">1</text:span></text:p>
          </draw:text-box>
        </draw:frame>
        <draw:custom-shape draw:style-name="gr6" draw:text-style-name="P5" draw:layer="layout" svg:width="2.04cm" svg:height="4.115cm" svg:x="13.354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2.795cm" svg:height="5.724cm" svg:x="8.345cm" svg:y="3.421cm">
          <text:p text:style-name="P6"><text:span text:style-name="T3"><text:s text:c="4"/></text:span><text:span text:style-name="T4">AND</text:span><text:span text:style-name="T3"> <text:s text:c="3"/></text:span><text:span text:style-name="T3"><text:s text:c="11"/></text:span><text:span text:style-name="T4">INTER</text:span><text:span text:style-name="T4">SECTI</text:span><text:span text:style-name="T4">E</text:span></text:p>
          <text:p text:style-name="P6"><text:span text:style-name="T3"><text:s text:c="4"/></text:span><text:span text:style-name="T5">0</text:span><text:span text:style-name="T4">1</text:span><text:span text:style-name="T5">101</text:span><text:span text:style-name="T5">00</text:span><text:span text:style-name="T4">1</text:span><text:span text:style-name="T3"> <text:s text:c="6"/></text:span><text:span text:style-name="T3">{0,3,5,</text:span><text:span text:style-name="T3">6}</text:span></text:p>
          <text:p text:style-name="P6"><text:span text:style-name="T6">&amp; </text:span><text:span text:style-name="T5">0</text:span><text:span text:style-name="T4">1</text:span><text:span text:style-name="T5">010</text:span><text:span text:style-name="T5">10</text:span><text:span text:style-name="T4">1</text:span><text:span text:style-name="T3"> <text:s text:c="2"/></text:span><text:span text:style-name="T7">∩ </text:span><text:span text:style-name="T3">{0,2,4,</text:span><text:span text:style-name="T3">6}</text:span></text:p>
          <text:p text:style-name="P6"><text:span text:style-name="T3"><text:s text:c="4"/></text:span><text:span text:style-name="T3">---------</text:span><text:span text:style-name="T3">----- <text:s text:c="5"/></text:span><text:span text:style-name="T3">---------</text:span><text:span text:style-name="T3">- </text:span></text:p>
          <text:p text:style-name="P6"><text:span text:style-name="T3"><text:s text:c="4"/></text:span><text:span text:style-name="T5">0</text:span><text:span text:style-name="T4">1</text:span><text:span text:style-name="T5">000</text:span><text:span text:style-name="T5">00</text:span><text:span text:style-name="T4">1</text:span><text:span text:style-name="T3"> <text:s text:c="6"/></text:span><text:span text:style-name="T3">{0,6} <text:s text:c="2"/></text:span></text:p>
          <draw:enhanced-geometry svg:viewBox="0 0 21600 21600" draw:mirror-horizontal="false" draw:mirror-vertical="false" draw:text-areas="800 800 20800 20800" draw:type="round-rectangular-callout" draw:modifiers="10258.1431697405 28357.31004366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8" draw:text-style-name="P1" draw:layer="layout" svg:width="13.302cm" svg:height="6.468cm" svg:x="3.737cm" svg:y="10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.515cm" svg:height="1.485cm" svg:x="7.978cm" svg:y="14.21cm">
          <draw:text-box>
            <text:p>5</text:p>
          </draw:text-box>
        </draw:frame>
        <draw:frame draw:style-name="gr3" draw:text-style-name="P3" draw:layer="layout" svg:width="5.085cm" svg:height="1.486cm" svg:x="3.23cm" svg:y="10.149cm">
          <draw:text-box>
            <text:p><text:span text:style-name="T2">{0,3,5,6}</text:span></text:p>
          </draw:text-box>
        </draw:frame>
        <draw:frame draw:style-name="gr3" draw:text-style-name="P3" draw:layer="layout" svg:width="5.085cm" svg:height="1.486cm" svg:x="22.015cm" svg:y="10.159cm">
          <draw:text-box>
            <text:p><text:span text:style-name="T2">{0,2,4,6}</text:span></text:p>
          </draw:text-box>
        </draw:frame>
        <draw:frame draw:style-name="gr4" draw:text-style-name="P4" draw:layer="layout" svg:width="1.516cm" svg:height="1.484cm" svg:x="7.98cm" svg:y="12.049cm">
          <draw:text-box>
            <text:p>3</text:p>
          </draw:text-box>
        </draw:frame>
        <draw:frame draw:style-name="gr2" draw:text-style-name="P4" draw:layer="layout" svg:width="1.515cm" svg:height="1.485cm" svg:x="19.163cm" svg:y="14.21cm">
          <draw:text-box>
            <text:p>4</text:p>
          </draw:text-box>
        </draw:frame>
        <draw:frame draw:style-name="gr4" draw:text-style-name="P4" draw:layer="layout" svg:width="1.515cm" svg:height="1.484cm" svg:x="19.164cm" svg:y="12.049cm">
          <draw:text-box>
            <text:p>2</text:p>
          </draw:text-box>
        </draw:frame>
        <draw:frame draw:style-name="gr2" draw:text-style-name="P4" draw:layer="layout" svg:width="1.513cm" svg:height="1.485cm" svg:x="13.483cm" svg:y="14.21cm">
          <draw:text-box>
            <text:p>6</text:p>
          </draw:text-box>
        </draw:frame>
        <draw:frame draw:style-name="gr4" draw:text-style-name="P4" draw:layer="layout" svg:width="1.513cm" svg:height="1.484cm" svg:x="13.484cm" svg:y="12.049cm">
          <draw:text-box>
            <text:p>0</text:p>
          </draw:text-box>
        </draw:frame>
        <draw:frame draw:style-name="gr5" draw:text-style-name="P2" draw:layer="layout" svg:width="1.516cm" svg:height="1.483cm" svg:x="8.016cm" svg:y="9.475cm">
          <draw:text-box>
            <text:p><text:span text:style-name="T1">7</text:span></text:p>
          </draw:text-box>
        </draw:frame>
        <draw:frame draw:style-name="gr2" draw:text-style-name="P2" draw:layer="layout" svg:width="1.515cm" svg:height="1.485cm" svg:x="8.032cm" svg:y="17.315cm">
          <draw:text-box>
            <text:p><text:span text:style-name="T1">1</text:span></text:p>
          </draw:text-box>
        </draw:frame>
        <draw:custom-shape draw:style-name="gr9" draw:text-style-name="P5" draw:layer="layout" svg:width="16.497cm" svg:height="4.436cm" svg:x="6.01cm" svg:y="11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2.728cm" svg:height="5.724cm" svg:x="6.433cm" svg:y="4.674cm">
          <text:p text:style-name="P6"><text:span text:style-name="T3"><text:s text:c="3"/></text:span><text:span text:style-name="T3"><text:s/></text:span><text:span text:style-name="T4">O</text:span><text:span text:style-name="T4">R</text:span><text:span text:style-name="T3"> <text:s text:c="2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4">U</text:span><text:span text:style-name="T4">N</text:span><text:span text:style-name="T4">I</text:span><text:span text:style-name="T4">E</text:span></text:p>
          <text:p text:style-name="P6"><text:span text:style-name="T3"><text:s text:c="3"/></text:span><text:span text:style-name="T3"><text:s/></text:span><text:span text:style-name="T5">0</text:span><text:span text:style-name="T4">1</text:span><text:span text:style-name="T4">1</text:span><text:span text:style-name="T4">0</text:span><text:span text:style-name="T4">1</text:span><text:span text:style-name="T4">0</text:span><text:span text:style-name="T5">0</text:span><text:span text:style-name="T4">1</text:span><text:span text:style-name="T3"> </text:span><text:span text:style-name="T3"><text:s text:c="3"/></text:span><text:span text:style-name="T3"><text:s text:c="3"/></text:span><text:span text:style-name="T3">{</text:span><text:span text:style-name="T3">0</text:span><text:span text:style-name="T3">,</text:span><text:span text:style-name="T3">3</text:span><text:span text:style-name="T3">,</text:span><text:span text:style-name="T3">5</text:span><text:span text:style-name="T3">,</text:span><text:span text:style-name="T3">6</text:span><text:span text:style-name="T3">}</text:span></text:p>
          <text:p text:style-name="P6"><text:span text:style-name="T6"><text:s/></text:span><text:span text:style-name="T6">| </text:span><text:span text:style-name="T6"><text:s/></text:span><text:span text:style-name="T5">0</text:span><text:span text:style-name="T4">1</text:span><text:span text:style-name="T4">0</text:span><text:span text:style-name="T4">1</text:span><text:span text:style-name="T4">0</text:span><text:span text:style-name="T4">1</text:span><text:span text:style-name="T5">0</text:span><text:span text:style-name="T4">1</text:span><text:span text:style-name="T3"> </text:span><text:span text:style-name="T3"><text:s text:c="2"/></text:span><text:span text:style-name="T3">u</text:span><text:span text:style-name="T7"> </text:span><text:span text:style-name="T7"><text:s/></text:span><text:span text:style-name="T3">{</text:span><text:span text:style-name="T3">0</text:span><text:span text:style-name="T3">,</text:span><text:span text:style-name="T3">2</text:span><text:span text:style-name="T3">,</text:span><text:span text:style-name="T3">4</text:span><text:span text:style-name="T3">,</text:span><text:span text:style-name="T3">6</text:span><text:span text:style-name="T3">}</text:span></text:p>
          <text:p text:style-name="P6"><text:span text:style-name="T3"><text:s text:c="3"/></text:span><text:span text:style-name="T3"><text:s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 </text:span><text:span text:style-name="T3"><text:s text:c="3"/></text:span><text:span text:style-name="T3"><text:s text:c="2"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 </text:span></text:p>
          <text:p text:style-name="P6"><text:span text:style-name="T3"><text:s text:c="3"/></text:span><text:span text:style-name="T3"><text:s/></text:span><text:span text:style-name="T5">0</text:span><text:span text:style-name="T4">1</text:span><text:span text:style-name="T4">0</text:span><text:span text:style-name="T4">0</text:span><text:span text:style-name="T4">0</text:span><text:span text:style-name="T4">0</text:span><text:span text:style-name="T5">0</text:span><text:span text:style-name="T4">1</text:span><text:span text:style-name="T3"> </text:span><text:span text:style-name="T3"><text:s text:c="3"/></text:span><text:span text:style-name="T3"><text:s text:c="3"/></text:span><text:span text:style-name="T3">{</text:span><text:span text:style-name="T3">0</text:span><text:span text:style-name="T3">,</text:span><text:span text:style-name="T3">2</text:span><text:span text:style-name="T3">,</text:span><text:span text:style-name="T3">3</text:span><text:span text:style-name="T3">,</text:span><text:span text:style-name="T3">4</text:span><text:span text:style-name="T3">,</text:span><text:span text:style-name="T3">5</text:span><text:span text:style-name="T3">,</text:span><text:span text:style-name="T3">6</text:span><text:span text:style-name="T3">} </text:span><text:span text:style-name="T3"><text:s text:c="2"/></text:span></text:p>
          <draw:enhanced-geometry svg:viewBox="0 0 21600 21600" draw:mirror-horizontal="false" draw:mirror-vertical="false" draw:text-areas="800 800 20800 20800" draw:type="round-rectangular-callout" draw:modifiers="10492.0103700212 26527.4410480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" draw:layer="layout" svg:width="13.301cm" svg:height="6.468cm" svg:x="11.138cm" svg:y="10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12" draw:text-style-name="P1" draw:layer="layout" svg:width="13.302cm" svg:height="6.48cm" svg:x="4.037cm" svg:y="10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515cm" svg:height="1.487cm" svg:x="8.278cm" svg:y="13.602cm">
          <draw:text-box>
            <text:p>5</text:p>
          </draw:text-box>
        </draw:frame>
        <draw:frame draw:style-name="gr14" draw:text-style-name="P3" draw:layer="layout" svg:width="5.085cm" svg:height="1.489cm" svg:x="3.53cm" svg:y="9.533cm">
          <draw:text-box>
            <text:p><text:span text:style-name="T2">{0,3,5,6}</text:span></text:p>
          </draw:text-box>
        </draw:frame>
        <draw:frame draw:style-name="gr14" draw:text-style-name="P3" draw:layer="layout" svg:width="5.085cm" svg:height="1.489cm" svg:x="22.315cm" svg:y="9.543cm">
          <draw:text-box>
            <text:p><text:span text:style-name="T2">{0,2,4,6}</text:span></text:p>
          </draw:text-box>
        </draw:frame>
        <draw:frame draw:style-name="gr15" draw:text-style-name="P4" draw:layer="layout" svg:width="1.516cm" svg:height="1.486cm" svg:x="8.28cm" svg:y="11.437cm">
          <draw:text-box>
            <text:p>3</text:p>
          </draw:text-box>
        </draw:frame>
        <draw:frame draw:style-name="gr13" draw:text-style-name="P4" draw:layer="layout" svg:width="1.515cm" svg:height="1.487cm" svg:x="19.463cm" svg:y="13.602cm">
          <draw:text-box>
            <text:p>4</text:p>
          </draw:text-box>
        </draw:frame>
        <draw:frame draw:style-name="gr15" draw:text-style-name="P4" draw:layer="layout" svg:width="1.515cm" svg:height="1.486cm" svg:x="19.464cm" svg:y="11.437cm">
          <draw:text-box>
            <text:p>2</text:p>
          </draw:text-box>
        </draw:frame>
        <draw:frame draw:style-name="gr13" draw:text-style-name="P4" draw:layer="layout" svg:width="1.513cm" svg:height="1.487cm" svg:x="13.783cm" svg:y="13.602cm">
          <draw:text-box>
            <text:p>6</text:p>
          </draw:text-box>
        </draw:frame>
        <draw:frame draw:style-name="gr15" draw:text-style-name="P4" draw:layer="layout" svg:width="1.513cm" svg:height="1.486cm" svg:x="13.784cm" svg:y="11.437cm">
          <draw:text-box>
            <text:p>0</text:p>
          </draw:text-box>
        </draw:frame>
        <draw:frame draw:style-name="gr2" draw:text-style-name="P2" draw:layer="layout" svg:width="1.516cm" svg:height="1.485cm" svg:x="8.316cm" svg:y="8.858cm">
          <draw:text-box>
            <text:p><text:span text:style-name="T1">7</text:span></text:p>
          </draw:text-box>
        </draw:frame>
        <draw:frame draw:style-name="gr16" draw:text-style-name="P2" draw:layer="layout" svg:width="1.515cm" svg:height="1.488cm" svg:x="8.332cm" svg:y="16.712cm">
          <draw:text-box>
            <text:p><text:span text:style-name="T1">1</text:span></text:p>
          </draw:text-box>
        </draw:frame>
        <draw:custom-shape draw:style-name="gr17" draw:text-style-name="P5" draw:layer="layout" svg:width="4.737cm" svg:height="4.444cm" svg:x="6.31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12.728cm" svg:height="5.735cm" svg:x="6.331cm" svg:y="2.248cm">
          <text:p text:style-name="P6"><text:span text:style-name="T3"><text:s text:c="3"/></text:span><text:span text:style-name="T3"><text:s/></text:span><text:span text:style-name="T4">X</text:span><text:span text:style-name="T4">O</text:span><text:span text:style-name="T4">R</text:span><text:span text:style-name="T3"> <text:s text:c="2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/></text:span><text:span text:style-name="T4">S</text:span><text:span text:style-name="T4">Y</text:span><text:span text:style-name="T4">M</text:span><text:span text:style-name="T4">. </text:span><text:span text:style-name="T4">V</text:span><text:span text:style-name="T4">E</text:span><text:span text:style-name="T4">R</text:span><text:span text:style-name="T4">S</text:span><text:span text:style-name="T4">C</text:span><text:span text:style-name="T4">H</text:span><text:span text:style-name="T4">I</text:span><text:span text:style-name="T4">L</text:span></text:p>
          <text:p text:style-name="P6"><text:span text:style-name="T3"><text:s text:c="3"/></text:span><text:span text:style-name="T3"><text:s/></text:span><text:span text:style-name="T5">0</text:span><text:span text:style-name="T8">1</text:span><text:span text:style-name="T4">1</text:span><text:span text:style-name="T4">0</text:span><text:span text:style-name="T4">1</text:span><text:span text:style-name="T4">0</text:span><text:span text:style-name="T5">0</text:span><text:span text:style-name="T8">1</text:span><text:span text:style-name="T3"> </text:span><text:span text:style-name="T3"><text:s text:c="3"/></text:span><text:span text:style-name="T3"><text:s text:c="3"/></text:span><text:span text:style-name="T3">{</text:span><text:span text:style-name="T3">0</text:span><text:span text:style-name="T3">,</text:span><text:span text:style-name="T3">3</text:span><text:span text:style-name="T3">,</text:span><text:span text:style-name="T3">5</text:span><text:span text:style-name="T3">,</text:span><text:span text:style-name="T3">6</text:span><text:span text:style-name="T3">}</text:span></text:p>
          <text:p text:style-name="P6"><text:span text:style-name="T6"><text:s/></text:span><text:span text:style-name="T6">^ </text:span><text:span text:style-name="T5">0</text:span><text:span text:style-name="T8">1</text:span><text:span text:style-name="T4">0</text:span><text:span text:style-name="T4">1</text:span><text:span text:style-name="T4">0</text:span><text:span text:style-name="T4">1</text:span><text:span text:style-name="T5">0</text:span><text:span text:style-name="T8">1</text:span><text:span text:style-name="T3"> </text:span><text:span text:style-name="T3"><text:s text:c="2"/></text:span><text:span text:style-name="T9">⊕</text:span><text:span text:style-name="T9"> </text:span><text:span text:style-name="T3">{</text:span><text:span text:style-name="T3">0</text:span><text:span text:style-name="T3">,</text:span><text:span text:style-name="T3">2</text:span><text:span text:style-name="T3">,</text:span><text:span text:style-name="T3">4</text:span><text:span text:style-name="T3">,</text:span><text:span text:style-name="T3">6</text:span><text:span text:style-name="T3">}</text:span></text:p>
          <text:p text:style-name="P6"><text:span text:style-name="T3"><text:s text:c="3"/></text:span><text:span text:style-name="T3"><text:s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 </text:span><text:span text:style-name="T3"><text:s text:c="3"/></text:span><text:span text:style-name="T3"><text:s text:c="2"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 </text:span></text:p>
          <text:p text:style-name="P6"><text:span text:style-name="T3"><text:s text:c="3"/></text:span><text:span text:style-name="T3"><text:s/></text:span><text:span text:style-name="T5">0</text:span><text:span text:style-name="T5">0</text:span><text:span text:style-name="T4">1</text:span><text:span text:style-name="T4">1</text:span><text:span text:style-name="T4">1</text:span><text:span text:style-name="T4">1</text:span><text:span text:style-name="T5">0</text:span><text:span text:style-name="T8">1</text:span><text:span text:style-name="T3"> </text:span><text:span text:style-name="T3"><text:s text:c="3"/></text:span><text:span text:style-name="T3"><text:s text:c="3"/></text:span><text:span text:style-name="T3">{</text:span><text:span text:style-name="T3">0</text:span><text:span text:style-name="T3">,</text:span><text:span text:style-name="T3">2</text:span><text:span text:style-name="T3">,</text:span><text:span text:style-name="T3">3</text:span><text:span text:style-name="T3">,</text:span><text:span text:style-name="T3">4</text:span><text:span text:style-name="T3">,</text:span><text:span text:style-name="T3">5</text:span><text:span text:style-name="T3">} </text:span><text:span text:style-name="T3"><text:s text:c="2"/></text:span></text:p>
          <draw:enhanced-geometry svg:viewBox="0 0 21600 21600" draw:mirror-horizontal="false" draw:mirror-vertical="false" draw:text-areas="800 800 20800 20800" draw:type="round-rectangular-callout" draw:modifiers="21311.5248644827 33593.72384937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" draw:layer="layout" svg:width="13.301cm" svg:height="6.48cm" svg:x="11.438cm" svg:y="10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4.737cm" svg:height="4.444cm" svg:x="17.691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4.737cm" svg:height="4.444cm" svg:x="6.31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5" draw:layer="layout" svg:x1="13.875cm" svg:y1="8.035cm" svg:x2="10.104cm" svg:y2="11.476cm">
          <text:p/>
        </draw:line>
        <draw:line draw:style-name="gr20" draw:text-style-name="P5" draw:layer="layout" svg:x1="10.104cm" svg:y1="11.475cm" svg:x2="15.132cm" svg:y2="8.973cm">
          <text:p/>
        </draw:line>
      </draw:page>
      <draw:page draw:name="page4" draw:style-name="dp1" draw:master-page-name="Default">
        <draw:custom-shape draw:style-name="gr21" draw:text-style-name="P1" draw:layer="layout" svg:width="13.574cm" svg:height="6.175cm" svg:x="3.447cm" svg:y="10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4" draw:layer="layout" svg:width="1.547cm" svg:height="1.418cm" svg:x="7.775cm" svg:y="13.89cm">
          <draw:text-box>
            <text:p>5</text:p>
          </draw:text-box>
        </draw:frame>
        <draw:frame draw:style-name="gr23" draw:text-style-name="P3" draw:layer="layout" svg:width="5.188cm" svg:height="1.418cm" svg:x="2.93cm" svg:y="10.013cm">
          <draw:text-box>
            <text:p><text:span text:style-name="T2">{</text:span><text:span text:style-name="T2">0</text:span><text:span text:style-name="T2">,</text:span><text:span text:style-name="T2">3</text:span><text:span text:style-name="T2">,</text:span><text:span text:style-name="T2">5</text:span><text:span text:style-name="T2">,</text:span><text:span text:style-name="T2">6</text:span><text:span text:style-name="T2">}</text:span></text:p>
          </draw:text-box>
        </draw:frame>
        <draw:frame draw:style-name="gr24" draw:text-style-name="P3" draw:layer="layout" svg:width="5.188cm" svg:height="1.419cm" svg:x="22.101cm" svg:y="10.022cm">
          <draw:text-box>
            <text:p><text:span text:style-name="T2">{</text:span><text:span text:style-name="T2">0</text:span><text:span text:style-name="T2">,</text:span><text:span text:style-name="T2">2</text:span><text:span text:style-name="T2">,</text:span><text:span text:style-name="T2">4</text:span><text:span text:style-name="T2">,</text:span><text:span text:style-name="T2">6</text:span><text:span text:style-name="T2">}</text:span></text:p>
          </draw:text-box>
        </draw:frame>
        <draw:frame draw:style-name="gr25" draw:text-style-name="P4" draw:layer="layout" svg:width="1.548cm" svg:height="1.416cm" svg:x="7.777cm" svg:y="11.827cm">
          <draw:text-box>
            <text:p>3</text:p>
          </draw:text-box>
        </draw:frame>
        <draw:frame draw:style-name="gr22" draw:text-style-name="P4" draw:layer="layout" svg:width="1.546cm" svg:height="1.418cm" svg:x="19.19cm" svg:y="13.89cm">
          <draw:text-box>
            <text:p>4</text:p>
          </draw:text-box>
        </draw:frame>
        <draw:frame draw:style-name="gr25" draw:text-style-name="P4" draw:layer="layout" svg:width="1.546cm" svg:height="1.416cm" svg:x="19.191cm" svg:y="11.827cm">
          <draw:text-box>
            <text:p>2</text:p>
          </draw:text-box>
        </draw:frame>
        <draw:frame draw:style-name="gr22" draw:text-style-name="P4" draw:layer="layout" svg:width="1.544cm" svg:height="1.418cm" svg:x="13.393cm" svg:y="13.89cm">
          <draw:text-box>
            <text:p>6</text:p>
          </draw:text-box>
        </draw:frame>
        <draw:frame draw:style-name="gr25" draw:text-style-name="P4" draw:layer="layout" svg:width="1.543cm" svg:height="1.416cm" svg:x="13.395cm" svg:y="11.827cm">
          <draw:text-box>
            <text:p>0</text:p>
          </draw:text-box>
        </draw:frame>
        <draw:frame draw:style-name="gr25" draw:text-style-name="P2" draw:layer="layout" svg:width="1.546cm" svg:height="1.416cm" svg:x="7.814cm" svg:y="9.369cm">
          <draw:text-box>
            <text:p><text:span text:style-name="T1">7</text:span></text:p>
          </draw:text-box>
        </draw:frame>
        <draw:frame draw:style-name="gr22" draw:text-style-name="P2" draw:layer="layout" svg:width="1.545cm" svg:height="1.418cm" svg:x="7.831cm" svg:y="16.854cm">
          <draw:text-box>
            <text:p><text:span text:style-name="T1">1</text:span></text:p>
          </draw:text-box>
        </draw:frame>
        <draw:custom-shape draw:style-name="gr26" draw:text-style-name="P5" draw:layer="layout" svg:width="4.513cm" svg:height="8.793cm" svg:x="6.019cm" svg:y="9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12.988cm" svg:height="5.465cm" svg:x="5.789cm" svg:y="2.921cm">
          <text:p text:style-name="P6"><text:span text:style-name="T3"><text:s text:c="4"/></text:span><text:span text:style-name="T4">NOT</text:span><text:span text:style-name="T3"> <text:s text:c="14"/></text:span><text:span text:style-name="T4">EXCLUSIEF</text:span></text:p>
          <text:p text:style-name="P6"><text:span text:style-name="T3"><text:s/></text:span><text:span text:style-name="T3">~</text:span><text:span text:style-name="T6"> </text:span><text:span text:style-name="T5">0</text:span><text:span text:style-name="T4">10101</text:span><text:span text:style-name="T5">0</text:span><text:span text:style-name="T4">1</text:span><text:span text:style-name="T3"> <text:s text:c="3"/></text:span><text:span text:style-name="T7"><text:s text:c="2"/></text:span><text:span text:style-name="T3">{0,2,4,6}</text:span></text:p>
          <text:p text:style-name="P6"><text:span text:style-name="T3"><text:s text:c="4"/></text:span><text:span text:style-name="T3">-------------- <text:s text:c="5"/>---------- </text:span></text:p>
          <text:p text:style-name="P6"><text:span text:style-name="T3"><text:s text:c="4"/></text:span><text:span text:style-name="T5">0</text:span><text:span text:style-name="T4">10000</text:span><text:span text:style-name="T5">0</text:span><text:span text:style-name="T4">1</text:span><text:span text:style-name="T3"> <text:s text:c="6"/>{0,2,3,4,5,6} <text:s text:c="2"/></text:span></text:p>
          <draw:enhanced-geometry svg:viewBox="0 0 21600 21600" draw:mirror-horizontal="false" draw:mirror-vertical="false" draw:text-areas="800 800 20800 20800" draw:type="round-rectangular-callout" draw:modifiers="4230.53352837016 25006.36663007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" draw:layer="layout" svg:width="13.573cm" svg:height="6.176cm" svg:x="11cm" svg:y="10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713cm" svg:height="1.058cm" svg:x="7.221cm" svg:y="6.031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8.158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9.095cm" svg:y="6.034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0.032cm" svg:y="6.035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10.969cm" svg:y="6.036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11.906cm" svg:y="6.036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2cm" svg:height="1.059cm" svg:x="12.844cm" svg:y="6.037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714cm" svg:height="1.057cm" svg:x="13.781cm" svg:y="6.04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0.713cm" svg:height="1.059cm" svg:x="7.221cm" svg:y="9.89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draw:layer="layout" svg:width="0.713cm" svg:height="1.059cm" svg:x="8.158cm" svg:y="9.89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9" draw:layer="layout" svg:width="0.713cm" svg:height="1.058cm" svg:x="9.095cm" svg:y="9.89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9" draw:layer="layout" svg:width="0.714cm" svg:height="1.059cm" svg:x="10.032cm" svg:y="9.89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1" draw:layer="layout" svg:width="0.713cm" svg:height="1.058cm" svg:x="10.969cm" svg:y="9.896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9" draw:layer="layout" svg:width="0.713cm" svg:height="1.058cm" svg:x="11.906cm" svg:y="9.897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0" draw:layer="layout" svg:width="0.712cm" svg:height="1.058cm" svg:x="12.844cm" svg:y="9.898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9" draw:layer="layout" svg:width="0.714cm" svg:height="1.057cm" svg:x="13.781cm" svg:y="9.899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713cm" svg:height="1.057cm" svg:x="7.221cm" svg:y="14.054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8.158cm" svg:y="14.056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9.095cm" svg:y="14.05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0" draw:layer="layout" svg:width="0.714cm" svg:height="1.058cm" svg:x="10.032cm" svg:y="14.05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2" draw:layer="layout" svg:width="0.713cm" svg:height="1.057cm" svg:x="10.969cm" svg:y="14.058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draw:layer="layout" svg:width="0.713cm" svg:height="1.057cm" svg:x="11.906cm" svg:y="14.059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0" draw:layer="layout" svg:width="0.714cm" svg:height="1.057cm" svg:x="13.781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" draw:layer="layout" svg:width="2.497cm" svg:height="1.323cm" svg:x="2.489cm" svg:y="6.026cm">
          <draw:text-box>
            <text:p>BRON</text:p>
          </draw:text-box>
        </draw:frame>
        <draw:frame draw:style-name="gr49" draw:text-style-name="P4" draw:layer="layout" svg:width="3.416cm" svg:height="1.794cm" svg:x="2.395cm" svg:y="9.99cm">
          <draw:text-box>
            <text:p>MASKER</text:p>
          </draw:text-box>
        </draw:frame>
        <draw:frame draw:style-name="gr49" draw:text-style-name="P4" draw:layer="layout" svg:width="4.503cm" svg:height="1.794cm" svg:x="2.253cm" svg:y="14.048cm">
          <draw:text-box>
            <text:p>RESULTAAT</text:p>
          </draw:text-box>
        </draw:frame>
        <draw:frame draw:style-name="gr49" draw:text-style-name="P13" draw:layer="layout" svg:width="3.21cm" svg:height="1.794cm" svg:x="15.959cm" svg:y="14.192cm">
          <draw:text-box>
            <text:p><text:span text:style-name="T11">= TRUE</text:span></text:p>
          </draw:text-box>
        </draw:frame>
        <draw:custom-shape draw:style-name="gr50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1" draw:layer="layout" svg:width="0.713cm" svg:height="1.058cm" svg:x="16.64cm" svg:y="6.03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7.576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1" draw:layer="layout" svg:width="0.714cm" svg:height="1.057cm" svg:x="18.514cm" svg:y="6.03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1" draw:layer="layout" svg:width="0.714cm" svg:height="1.059cm" svg:x="19.452cm" svg:y="6.03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1" draw:layer="layout" svg:width="0.713cm" svg:height="1.059cm" svg:x="20.389cm" svg:y="6.035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1" draw:layer="layout" svg:width="0.714cm" svg:height="1.059cm" svg:x="21.325cm" svg:y="6.03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22.262cm" svg:y="6.03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1" draw:layer="layout" svg:width="0.714cm" svg:height="1.057cm" svg:x="23.199cm" svg:y="6.039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4" draw:layer="layout" svg:width="2.027cm" svg:height="1.089cm" svg:x="19.034cm" svg:y="4.072cm">
          <draw:text-box>
            <text:p>0x1</text:p>
          </draw:text-box>
        </draw:frame>
        <draw:custom-shape draw:style-name="gr47" draw:text-style-name="P10" draw:layer="layout" svg:width="0.714cm" svg:height="1.057cm" svg:x="12.825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4" draw:layer="layout" svg:width="0.809cm" svg:height="1.362cm" svg:x="10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14" draw:layer="layout" svg:width="0.809cm" svg:height="1.361cm" svg:x="10.891cm" svg:y="11.9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5" draw:layer="layout" svg:width="4.049cm" svg:height="2.451cm" svg:x="15.548cm" svg:y="8.86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1" draw:text-style-name="P4" draw:layer="layout" svg:width="3.508cm" svg:height="1.138cm" svg:x="16.35cm" svg:y="9.868cm">
          <draw:text-box>
            <text:p>0x1 &lt;&lt; 3</text:p>
          </draw:text-box>
        </draw:frame>
        <draw:frame draw:style-name="gr62" draw:text-style-name="P4" draw:layer="layout" svg:width="1.745cm" svg:height="1.223cm" svg:x="10.678cm" svg:y="4.072cm">
          <draw:text-box>
            <text:p>0xA</text:p>
          </draw:text-box>
        </draw:frame>
        <draw:frame draw:style-name="gr49" draw:text-style-name="P4" draw:layer="layout" svg:width="2.968cm" svg:height="1.794cm" svg:x="24.837cm" svg:y="6.06cm">
          <draw:text-box>
            <text:p>BASIS</text:p>
          </draw:text-box>
        </draw:frame>
      </draw:page>
      <draw:page draw:name="page6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713cm" svg:height="1.058cm" svg:x="7.221cm" svg:y="6.031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8.158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9.095cm" svg:y="6.034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0.032cm" svg:y="6.035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10.969cm" svg:y="6.036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11.906cm" svg:y="6.036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2cm" svg:height="1.059cm" svg:x="12.844cm" svg:y="6.037cm">
          <text:p text:style-name="P8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714cm" svg:height="1.057cm" svg:x="13.781cm" svg:y="6.04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9" draw:layer="layout" svg:width="0.713cm" svg:height="1.059cm" svg:x="7.221cm" svg:y="9.89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draw:layer="layout" svg:width="0.713cm" svg:height="1.059cm" svg:x="8.158cm" svg:y="9.89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9" draw:layer="layout" svg:width="0.713cm" svg:height="1.058cm" svg:x="9.095cm" svg:y="9.89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9" draw:layer="layout" svg:width="0.714cm" svg:height="1.059cm" svg:x="10.032cm" svg:y="9.89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9" draw:layer="layout" svg:width="0.713cm" svg:height="1.058cm" svg:x="10.969cm" svg:y="9.89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1" draw:layer="layout" svg:width="0.713cm" svg:height="1.058cm" svg:x="11.906cm" svg:y="9.897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0" draw:layer="layout" svg:width="0.712cm" svg:height="1.058cm" svg:x="12.844cm" svg:y="9.898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9" draw:layer="layout" svg:width="0.714cm" svg:height="1.057cm" svg:x="13.781cm" svg:y="9.899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713cm" svg:height="1.057cm" svg:x="7.221cm" svg:y="14.054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8.158cm" svg:y="14.056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0" draw:layer="layout" svg:width="0.713cm" svg:height="1.056cm" svg:x="9.095cm" svg:y="14.05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0" draw:layer="layout" svg:width="0.714cm" svg:height="1.058cm" svg:x="10.032cm" svg:y="14.05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5" draw:layer="layout" svg:width="0.713cm" svg:height="1.057cm" svg:x="11.906cm" svg:y="14.059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0" draw:layer="layout" svg:width="0.714cm" svg:height="1.057cm" svg:x="13.781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" draw:layer="layout" svg:width="2.497cm" svg:height="1.323cm" svg:x="2.489cm" svg:y="6.026cm">
          <draw:text-box>
            <text:p>BRON</text:p>
          </draw:text-box>
        </draw:frame>
        <draw:frame draw:style-name="gr49" draw:text-style-name="P4" draw:layer="layout" svg:width="3.416cm" svg:height="1.794cm" svg:x="2.395cm" svg:y="9.99cm">
          <draw:text-box>
            <text:p>MASKER</text:p>
          </draw:text-box>
        </draw:frame>
        <draw:frame draw:style-name="gr49" draw:text-style-name="P4" draw:layer="layout" svg:width="4.503cm" svg:height="1.794cm" svg:x="2.253cm" svg:y="14.048cm">
          <draw:text-box>
            <text:p>RESULTAAT</text:p>
          </draw:text-box>
        </draw:frame>
        <draw:frame draw:style-name="gr49" draw:text-style-name="P16" draw:layer="layout" svg:width="3.21cm" svg:height="1.794cm" svg:x="15.959cm" svg:y="14.192cm">
          <draw:text-box>
            <text:p><text:span text:style-name="T12">= FALSE</text:span></text:p>
          </draw:text-box>
        </draw:frame>
        <draw:custom-shape draw:style-name="gr50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draw:layer="layout" svg:width="0.713cm" svg:height="1.058cm" svg:x="16.64cm" svg:y="6.031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7.576cm" svg:y="6.03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1" draw:layer="layout" svg:width="0.714cm" svg:height="1.057cm" svg:x="18.514cm" svg:y="6.033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1" draw:layer="layout" svg:width="0.714cm" svg:height="1.059cm" svg:x="19.452cm" svg:y="6.034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1" draw:layer="layout" svg:width="0.713cm" svg:height="1.059cm" svg:x="20.389cm" svg:y="6.035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1" draw:layer="layout" svg:width="0.714cm" svg:height="1.059cm" svg:x="21.325cm" svg:y="6.036cm">
          <text:p text:style-name="P8"><text:span text:style-name="T1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22.262cm" svg:y="6.037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1" draw:layer="layout" svg:width="0.714cm" svg:height="1.057cm" svg:x="23.199cm" svg:y="6.039cm">
          <text:p text:style-name="P8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4" draw:layer="layout" svg:width="2.027cm" svg:height="1.089cm" svg:x="19.034cm" svg:y="4.072cm">
          <draw:text-box>
            <text:p>0x1</text:p>
          </draw:text-box>
        </draw:frame>
        <draw:custom-shape draw:style-name="gr47" draw:text-style-name="P10" draw:layer="layout" svg:width="0.714cm" svg:height="1.057cm" svg:x="12.825cm" svg:y="14.062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4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14" draw:layer="layout" svg:width="0.809cm" svg:height="1.361cm" svg:x="11.891cm" svg:y="11.9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5" draw:layer="layout" svg:width="4.049cm" svg:height="2.451cm" svg:x="15.548cm" svg:y="8.86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1" draw:text-style-name="P4" draw:layer="layout" svg:width="3.508cm" svg:height="1.138cm" svg:x="16.35cm" svg:y="9.868cm">
          <draw:text-box>
            <text:p>0x1 &lt;&lt; 2</text:p>
          </draw:text-box>
        </draw:frame>
        <draw:frame draw:style-name="gr62" draw:text-style-name="P4" draw:layer="layout" svg:width="1.745cm" svg:height="1.223cm" svg:x="10.678cm" svg:y="4.072cm">
          <draw:text-box>
            <text:p>0xA</text:p>
          </draw:text-box>
        </draw:frame>
        <draw:frame draw:style-name="gr49" draw:text-style-name="P4" draw:layer="layout" svg:width="2.968cm" svg:height="1.794cm" svg:x="24.837cm" svg:y="6.06cm">
          <draw:text-box>
            <text:p>BASIS</text:p>
          </draw:text-box>
        </draw:frame>
        <draw:custom-shape draw:style-name="gr45" draw:text-style-name="P10" draw:layer="layout" svg:width="0.714cm" svg:height="1.058cm" svg:x="10.933cm" svg:y="14.058cm">
          <text:p text:style-name="P8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2" svg:font-family="FreeSans" style:font-adornments="Regular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7T18:23:19.049095039</meta:creation-date>
    <dc:date>2017-02-22T22:06:37.314009558</dc:date>
    <meta:editing-duration>PT4H4M38S</meta:editing-duration>
    <meta:editing-cycles>12</meta:editing-cycles>
    <meta:generator>LibreOffice/5.2.4.2.1$Linux_X86_64 LibreOffice_project/20$Build-2</meta:generator>
    <meta:document-statistic meta:object-count="154"/>
  </office:meta>
</office:document-meta>
</file>